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680f1" officeooo:paragraph-rsid="000680f1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680f1" officeooo:paragraph-rsid="000680f1" style:font-weight-asian="normal" style:font-name-complex="Arial" style:font-weight-complex="normal"/>
    </style:style>
    <style:style style:name="P12" style:family="paragraph" style:parent-style-name="Standard">
      <style:text-properties fo:font-style="normal" officeooo:rsid="000680f1" officeooo:paragraph-rsid="000680f1" style:font-style-asian="normal" style:font-style-complex="norm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text-properties fo:font-style="normal" officeooo:rsid="000680f1" officeooo:paragraph-rsid="000680f1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tyle="italic" style:font-style-asian="italic"/>
    </style:style>
    <style:style style:name="T8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10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2"><text:span text:style-name="T5">Grupo ? de prácticas de FIS</text:span>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DatosPersonales</text:p>
          </table:table-cell>
          <table:table-cell table:style-name="Tabla2.B3" office:value-type="string">
            <text:p text:style-name="P11">Identifican al profesor (DNI, Nombre, ...)</text:p>
          </table:table-cell>
          <table:table-cell table:style-name="Tabla2.C3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2">
          <table:table-cell table:style-name="Tabla2.A6" table:number-columns-spanned="3" office:value-type="string">
            <text:p text:style-name="Standard"><text:span text:style-name="T6"><text:s/></text:span>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3-28T13:50:42.096000000</dc:date>
    <meta:editing-cycles>4</meta:editing-cycles>
    <meta:editing-duration>PT8M37S</meta:editing-duration>
    <meta:document-statistic meta:table-count="3" meta:image-count="0" meta:object-count="0" meta:page-count="1" meta:paragraph-count="25" meta:word-count="54" meta:character-count="380" meta:non-whitespace-character-count="349"/>
    <meta:generator>LibreOffice/5.4.2.2$Windows_X86_64 LibreOffice_project/22b09f6418e8c2d508a9eaf86b2399209b0990f4</meta:generator>
  </office:meta>
</office:document-meta>
</file>